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 fo:line-height="200%"/>
      <style:text-properties fo:font-weight="bold" style:font-weight-asian="bold" style:font-weight-complex="bold" fo:font-size="18pt" style:font-size-asian="18pt" style:font-size-complex="18pt"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P77" style:parent-style-name="Normal" style:family="paragraph">
      <style:text-properties fo:language="en" fo:country="US"/>
    </style:style>
    <style:style style:name="P78" style:parent-style-name="Normal" style:family="paragraph">
      <style:text-properties fo:language="en" fo:country="US"/>
    </style:style>
    <style:style style:name="P79" style:parent-style-name="Normal" style:family="paragraph">
      <style:text-properties fo:language="en" fo:country="US"/>
    </style:style>
    <style:style style:name="P80" style:parent-style-name="Normal" style:family="paragraph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P82" style:parent-style-name="Normal" style:family="paragraph">
      <style:text-properties fo:language="en" fo:country="US"/>
    </style:style>
    <style:style style:name="P83" style:parent-style-name="Normal" style:family="paragraph">
      <style:text-properties fo:language="en" fo:country="US"/>
    </style:style>
    <style:style style:name="P84" style:parent-style-name="Normal" style:family="paragraph">
      <style:text-properties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P87" style:parent-style-name="Normal" style:family="paragraph">
      <style:text-properties fo:language="en" fo:country="US"/>
    </style:style>
    <style:style style:name="P88" style:parent-style-name="Normal" style:family="paragraph">
      <style:text-properties fo:language="en" fo:country="US"/>
    </style:style>
    <style:style style:name="P89" style:parent-style-name="Normal" style:family="paragraph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  <style:style style:name="P95" style:parent-style-name="Normal" style:family="paragraph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Normal" style:family="paragraph">
      <style:text-properties fo:language="en" fo:country="US"/>
    </style:style>
    <style:style style:name="P98" style:parent-style-name="Normal" style:family="paragraph">
      <style:text-properties fo:language="en" fo:country="US"/>
    </style:style>
    <style:style style:name="P99" style:parent-style-name="Normal" style:family="paragraph">
      <style:text-properties fo:language="en" fo:country="US"/>
    </style:style>
    <style:style style:name="P100" style:parent-style-name="Normal" style:family="paragraph">
      <style:text-properties fo:language="en" fo:country="US"/>
    </style:style>
    <style:style style:name="P101" style:parent-style-name="Normal" style:family="paragraph">
      <style:text-properties fo:language="en" fo:country="US"/>
    </style:style>
    <style:style style:name="P102" style:parent-style-name="Normal" style:family="paragraph">
      <style:text-properties fo:language="en" fo:country="US"/>
    </style:style>
    <style:style style:name="P103" style:parent-style-name="Normal" style:family="paragraph">
      <style:text-properties fo:language="en" fo:country="US"/>
    </style:style>
    <style:style style:name="P104" style:parent-style-name="Normal" style:family="paragraph">
      <style:text-properties fo:language="en" fo:country="US"/>
    </style:style>
    <style:style style:name="P105" style:parent-style-name="Normal" style:family="paragraph">
      <style:text-properties fo:language="en" fo:country="US"/>
    </style:style>
    <style:style style:name="P106" style:parent-style-name="Normal" style:family="paragraph">
      <style:text-properties fo:language="en" fo:country="US"/>
    </style:style>
    <style:style style:name="P107" style:parent-style-name="Normal" style:family="paragraph">
      <style:text-properties fo:language="en" fo:country="US"/>
    </style:style>
    <style:style style:name="P108" style:parent-style-name="Normal" style:family="paragraph">
      <style:text-properties fo:language="en" fo:country="US"/>
    </style:style>
    <style:style style:name="P109" style:parent-style-name="Normal" style:family="paragraph">
      <style:text-properties fo:language="en" fo:country="US"/>
    </style:style>
    <style:style style:name="P110" style:parent-style-name="Normal" style:family="paragraph">
      <style:text-properties fo:language="en" fo:country="US"/>
    </style:style>
    <style:style style:name="P111" style:parent-style-name="Normal" style:family="paragraph">
      <style:text-properties fo:font-weight="bold" style:font-weight-asian="bold" style:font-weight-complex="bold" fo:language="it" fo:country="IT"/>
    </style:style>
    <style:style style:name="P112" style:parent-style-name="Normal" style:family="paragraph">
      <style:text-properties fo:language="it" fo:country="IT"/>
    </style:style>
    <style:style style:name="P113" style:parent-style-name="Normal" style:family="paragraph">
      <style:text-properties fo:language="it" fo:country="IT"/>
    </style:style>
    <style:style style:name="P114" style:parent-style-name="Normal" style:family="paragraph">
      <style:text-properties fo:language="en" fo:country="US"/>
    </style:style>
    <style:style style:name="P115" style:parent-style-name="Normal" style:family="paragraph">
      <style:text-properties fo:language="en" fo:country="US"/>
    </style:style>
    <style:style style:name="P116" style:parent-style-name="Normal" style:family="paragraph">
      <style:text-properties fo:language="en" fo:country="US"/>
    </style:style>
    <style:style style:name="P117" style:parent-style-name="Normal" style:family="paragraph">
      <style:text-properties fo:language="en" fo:country="US"/>
    </style:style>
    <style:style style:name="P118" style:parent-style-name="Normal" style:family="paragraph">
      <style:text-properties fo:language="en" fo:country="US"/>
    </style:style>
    <style:style style:name="P119" style:parent-style-name="Normal" style:family="paragraph">
      <style:text-properties fo:language="en" fo:country="US"/>
    </style:style>
    <style:style style:name="P120" style:parent-style-name="Normal" style:family="paragraph">
      <style:text-properties fo:language="en" fo:country="US"/>
    </style:style>
    <style:style style:name="P121" style:parent-style-name="Normal" style:family="paragraph">
      <style:text-properties fo:language="en" fo:country="US"/>
    </style:style>
    <style:style style:name="P122" style:parent-style-name="Normal" style:family="paragraph">
      <style:text-properties fo:language="en" fo:country="US"/>
    </style:style>
    <style:style style:name="P123" style:parent-style-name="Normal" style:family="paragraph">
      <style:text-properties fo:language="en" fo:country="US"/>
    </style:style>
    <style:style style:name="P124" style:parent-style-name="Normal" style:family="paragraph">
      <style:text-properties fo:language="en" fo:country="US"/>
    </style:style>
    <style:style style:name="P125" style:parent-style-name="Normal" style:family="paragraph">
      <style:text-properties fo:language="en" fo:country="US"/>
    </style:style>
    <style:style style:name="P126" style:parent-style-name="Normal" style:family="paragraph">
      <style:text-properties fo:language="en" fo:country="US"/>
    </style:style>
    <style:style style:name="P127" style:parent-style-name="Normal" style:family="paragraph">
      <style:text-properties fo:language="en" fo:country="US"/>
    </style:style>
    <style:style style:name="P128" style:parent-style-name="Normal" style:family="paragraph">
      <style:text-properties fo:language="en" fo:country="US"/>
    </style:style>
    <style:style style:name="P129" style:parent-style-name="Normal" style:family="paragraph">
      <style:text-properties fo:language="en" fo:country="US"/>
    </style:style>
    <style:style style:name="P130" style:parent-style-name="Normal" style:family="paragraph">
      <style:text-properties fo:language="en" fo:country="US"/>
    </style:style>
    <style:style style:name="P131" style:parent-style-name="Normal" style:family="paragraph">
      <style:text-properties fo:language="en" fo:country="US"/>
    </style:style>
    <style:style style:name="P132" style:parent-style-name="Normal" style:family="paragraph">
      <style:text-properties fo:language="en" fo:country="US"/>
    </style:style>
    <style:style style:name="P133" style:parent-style-name="Normal" style:family="paragraph">
      <style:text-properties fo:language="en" fo:country="US"/>
    </style:style>
    <style:style style:name="P134" style:parent-style-name="Normal" style:family="paragraph">
      <style:text-properties fo:language="en" fo:country="US"/>
    </style:style>
    <style:style style:name="P135" style:parent-style-name="Normal" style:family="paragraph">
      <style:text-properties fo:language="en" fo:country="US"/>
    </style:style>
    <style:style style:name="P136" style:parent-style-name="Normal" style:family="paragraph">
      <style:text-properties fo:language="en" fo:country="US"/>
    </style:style>
    <style:style style:name="P137" style:parent-style-name="Normal" style:family="paragraph">
      <style:text-properties fo:language="en" fo:country="US"/>
    </style:style>
    <style:style style:name="P138" style:parent-style-name="Normal" style:family="paragraph">
      <style:text-properties fo:language="en" fo:country="US"/>
    </style:style>
    <style:style style:name="T139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ONLINE STORE - ER DIAGRAM</text:p>
      <text:p text:style-name="P2">USE online_store;</text:p>
      <text:p text:style-name="P3">CREATE TABLE product (</text:p>
      <text:p text:style-name="P4"><text:s text:c="4"/>id INT UNSIGNED AUTO_INCREMENT PRIMARY KEY,</text:p>
      <text:p text:style-name="P5"><text:s text:c="4"/>name VARCHAR(100) NOT NULL,</text:p>
      <text:p text:style-name="P6"><text:s text:c="4"/>date_of_manufacture DATE NOT NULL,</text:p>
      <text:p text:style-name="P7"><text:s text:c="4"/>shelf_life INT UNSIGNED NOT NULL,</text:p>
      <text:p text:style-name="P8"><text:s text:c="4"/>composition TEXT NOT NULL,</text:p>
      <text:p text:style-name="P9"><text:s text:c="4"/>storage_temperature DECIMAL(5, 2) NOT NULL,</text:p>
      <text:p text:style-name="P10"><text:s text:c="4"/>place_of_origin VARCHAR(255) NOT NULL,</text:p>
      <text:p text:style-name="P11"><text:s text:c="4"/>manufacturer VARCHAR(255) NOT NULL,</text:p>
      <text:p text:style-name="P12"><text:s text:c="4"/>importer VARCHAR(255) NOT NULL,</text:p>
      <text:p text:style-name="P13"><text:s text:c="4"/>category_id INT UNSIGNED NOT NULL,</text:p>
      <text:p text:style-name="P14"><text:s text:c="4"/>CONSTRAINT FOREIGN KEY (category_id) REFERENCES category(id)</text:p>
      <text:p text:style-name="P15"><text:s text:c="4"/>);</text:p>
      <text:p text:style-name="P16"/>
      <text:p text:style-name="P17">CREATE TABLE category (</text:p>
      <text:p text:style-name="P18"><text:s text:c="4"/>id INT UNSIGNED AUTO_INCREMENT PRIMARY KEY,</text:p>
      <text:p text:style-name="P19"><text:s text:c="4"/>name VARCHAR (64) NOT NULL</text:p>
      <text:p text:style-name="P20"><text:s text:c="4"/>);</text:p>
      <text:p text:style-name="P21"/>
      <text:p text:style-name="P22">CREATE TABLE drink_type (</text:p>
      <text:p text:style-name="P23"><text:s text:c="4"/>id INT UNSIGNED AUTO_INCREMENT PRIMARY KEY,</text:p>
      <text:p text:style-name="P24"><text:s text:c="4"/>name VARCHAR(64) NOT NULL,</text:p>
      <text:p text:style-name="P25"><text:s text:c="4"/>alcohol_strength DECIMAL(5, 2),</text:p>
      <text:p text:style-name="P26"><text:s text:c="4"/>category_id INT UNSIGNED NOT NULL,</text:p>
      <text:p text:style-name="P27"><text:s text:c="4"/>CONSTRAINT FOREIGN KEY (category_id) REFERENCES category(id)</text:p>
      <text:p text:style-name="P28"><text:s text:c="4"/>);</text:p>
      <text:p text:style-name="P29"/>
      <text:p text:style-name="P30"/>
      <text:soft-page-break/>
      <text:p text:style-name="P31">CREATE TABLE household_item_type (</text:p>
      <text:p text:style-name="P32"><text:s text:c="4"/>id INT UNSIGNED AUTO_INCREMENT PRIMARY KEY,</text:p>
      <text:p text:style-name="P33"><text:s text:c="4"/>name VARCHAR(64) NOT NULL,</text:p>
      <text:p text:style-name="P34"><text:s text:c="4"/>category_id INT UNSIGNED NOT NULL,</text:p>
      <text:p text:style-name="P35"><text:s text:c="4"/>CONSTRAINT FOREIGN KEY (category_id) REFERENCES category(id)</text:p>
      <text:p text:style-name="P36"><text:s text:c="4"/>);</text:p>
      <text:p text:style-name="P37"/>
      <text:p text:style-name="P38">CREATE TABLE tobacco_package (</text:p>
      <text:p text:style-name="P39"><text:s text:c="4"/>id INT UNSIGNED AUTO_INCREMENT PRIMARY KEY,</text:p>
      <text:p text:style-name="P40"><text:s text:c="4"/>name VARCHAR(64) NOT NULL,</text:p>
      <text:p text:style-name="P41"><text:s text:c="4"/>category_id INT UNSIGNED NOT NULL,</text:p>
      <text:p text:style-name="P42"><text:s text:c="4"/>CONSTRAINT FOREIGN KEY (category_id) REFERENCES category(id)</text:p>
      <text:p text:style-name="P43"><text:s text:c="4"/>);</text:p>
      <text:p text:style-name="P44"/>
      <text:p text:style-name="P45">CREATE TABLE tobacco_details (</text:p>
      <text:p text:style-name="P46"><text:s text:c="4"/>id INT UNSIGNED AUTO_INCREMENT PRIMARY KEY,</text:p>
      <text:p text:style-name="P47"><text:s text:c="4"/>nicotine DECIMAL(5, 3) NOT NULL,</text:p>
      <text:p text:style-name="P48"><text:s text:c="4"/>tar DECIMAL(5, 3) NOT NULL,</text:p>
      <text:p text:style-name="P49"><text:s text:c="4"/>carbon_monoxide DECIMAL(5, 3) NOT NULL</text:p>
      <text:p text:style-name="P50"><text:s text:c="4"/>);</text:p>
      <text:p text:style-name="P51"/>
      <text:p text:style-name="P52">CREATE TABLE package_details (</text:p>
      <text:p text:style-name="P53"><text:s text:c="4"/>id INT UNSIGNED AUTO_INCREMENT PRIMARY KEY,</text:p>
      <text:p text:style-name="P54"><text:s text:c="4"/>tobacco_package_id INT UNSIGNED NOT NULL,</text:p>
      <text:p text:style-name="P55"><text:s text:c="4"/>tobacco_details_id INT UNSIGNED NOT NULL,</text:p>
      <text:p text:style-name="P56"><text:s text:c="4"/>CONSTRAINT FOREIGN KEY (tobacco_package_id) REFERENCES tobacco_package(id),</text:p>
      <text:p text:style-name="P57"><text:s text:c="4"/>CONSTRAINT FOREIGN KEY (tobacco_details_id) REFERENCES tobacco_details(id)</text:p>
      <text:p text:style-name="P58"><text:s text:c="4"/>);</text:p>
      <text:p text:style-name="P59"/>
      <text:p text:style-name="P60"/>
      <text:p text:style-name="P61"/>
      <text:soft-page-break/>
      <text:p text:style-name="P62">CREATE TABLE admin (</text:p>
      <text:p text:style-name="P63"><text:s text:c="4"/>id INT UNSIGNED AUTO_INCREMENT PRIMARY KEY,</text:p>
      <text:p text:style-name="P64"><text:s text:c="4"/>name VARCHAR(100) NOT NULL</text:p>
      <text:p text:style-name="P65"><text:s text:c="4"/>);</text:p>
      <text:p text:style-name="P66"/>
      <text:p text:style-name="P67">CREATE TABLE buyer (</text:p>
      <text:p text:style-name="P68"><text:s text:c="4"/>id INT UNSIGNED AUTO_INCREMENT PRIMARY KEY,</text:p>
      <text:p text:style-name="P69"><text:s text:c="4"/>name VARCHAR(100) NOT NULL</text:p>
      <text:p text:style-name="P70"><text:s text:c="4"/>);</text:p>
      <text:p text:style-name="P71"/>
      <text:p text:style-name="P72">CREATE TABLE supplier (</text:p>
      <text:p text:style-name="P73"><text:s text:c="4"/>id INT UNSIGNED AUTO_INCREMENT PRIMARY KEY,</text:p>
      <text:p text:style-name="P74"><text:s text:c="4"/>name VARCHAR(100) NOT NULL</text:p>
      <text:p text:style-name="P75"><text:s text:c="4"/>);</text:p>
      <text:p text:style-name="P76"/>
      <text:p text:style-name="P77">CREATE TABLE review (</text:p>
      <text:p text:style-name="P78"><text:s text:c="4"/>id INT UNSIGNED AUTO_INCREMENT PRIMARY KEY,</text:p>
      <text:p text:style-name="P79"><text:s text:c="4"/>rate SMALLINT,</text:p>
      <text:p text:style-name="P80"><text:s text:c="4"/>comment TEXT,</text:p>
      <text:p text:style-name="P81"><text:s text:c="4"/>reviewer_type VARCHAR(20),</text:p>
      <text:p text:style-name="P82"><text:s text:c="4"/>delivered_at DATETIME</text:p>
      <text:p text:style-name="P83"><text:s text:c="4"/>);</text:p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soft-page-break/>
      <text:p text:style-name="P93">CREATE TABLE orders (</text:p>
      <text:p text:style-name="P94"><text:s text:c="4"/>id INT UNSIGNED AUTO_INCREMENT PRIMARY KEY,</text:p>
      <text:p text:style-name="P95"><text:s text:c="4"/>created_at TIMESTAMP NOT NULL,</text:p>
      <text:p text:style-name="P96"><text:s text:c="4"/>sent DATETIME NOT NULL,</text:p>
      <text:p text:style-name="P97"><text:s text:c="4"/>approved_at TIMESTAMP NOT NULL,</text:p>
      <text:p text:style-name="P98"><text:s text:c="4"/>delivered_at TIMESTAMP NOT NULL,</text:p>
      <text:p text:style-name="P99"><text:s text:c="4"/>recieved_at TIMESTAMP NOT NULL,</text:p>
      <text:p text:style-name="P100"><text:s text:c="4"/>admin_id INT UNSIGNED NOT NULL,</text:p>
      <text:p text:style-name="P101"><text:s text:c="4"/>buyer_id INT UNSIGNED NOT NULL,</text:p>
      <text:p text:style-name="P102"><text:s text:c="4"/>supplier_id INT UNSIGNED NOT NULL,</text:p>
      <text:p text:style-name="P103"><text:s text:c="4"/>review_id INT UNSIGNED,</text:p>
      <text:p text:style-name="P104"><text:s text:c="4"/>CONSTRAINT FOREIGN KEY (admin_id) REFERENCES admin(id),</text:p>
      <text:p text:style-name="P105"><text:s text:c="4"/>CONSTRAINT FOREIGN KEY (buyer_id) REFERENCES buyer(id),</text:p>
      <text:p text:style-name="P106"><text:s text:c="4"/>CONSTRAINT FOREIGN KEY (supplier_id) REFERENCES supplier(id),</text:p>
      <text:p text:style-name="P107"><text:s text:c="4"/>CONSTRAINT FOREIGN KEY (review_id) REFERENCES review(id)</text:p>
      <text:p text:style-name="P108"><text:s text:c="4"/>);</text:p>
      <text:p text:style-name="P109"/>
      <text:p text:style-name="P110"/>
      <text:p text:style-name="P111">NA NEKOI VERZII TREBA OVA DRUGOTO</text:p>
      <text:p text:style-name="P112"/>
      <text:p text:style-name="P113"/>
      <text:p text:style-name="P114">CREATE TABLE orders (</text:p>
      <text:p text:style-name="P115"><text:s text:c="4"/>id INT UNSIGNED AUTO_INCREMENT PRIMARY KEY,</text:p>
      <text:p text:style-name="P116"><text:s text:c="4"/>created_at TIMESTAMP DEFAULT CURRENT_TIMESTAMP,</text:p>
      <text:p text:style-name="P117"><text:s text:c="4"/>sent DATETIME NOT NULL,</text:p>
      <text:p text:style-name="P118"><text:s text:c="4"/>approved_at TIMESTAMP DEFAULT CURRENT_TIMESTAMP,</text:p>
      <text:p text:style-name="P119"><text:s text:c="4"/>delivered_at TIMESTAMP DEFAULT CURRENT_TIMESTAMP,</text:p>
      <text:p text:style-name="P120"><text:s text:c="4"/>recieved_at TIMESTAMP DEFAULT CURRENT_TIMESTAMP,</text:p>
      <text:p text:style-name="P121"><text:s text:c="4"/>admin_id INT UNSIGNED NOT NULL,</text:p>
      <text:p text:style-name="P122"><text:s text:c="4"/>buyer_id INT UNSIGNED NOT NULL,</text:p>
      <text:p text:style-name="P123"><text:s text:c="4"/>supplier_id INT UNSIGNED NOT NULL,</text:p>
      <text:soft-page-break/>
      <text:p text:style-name="P124"><text:s text:c="4"/>review_id INT UNSIGNED,</text:p>
      <text:p text:style-name="P125"><text:s text:c="4"/>CONSTRAINT FOREIGN KEY (admin_id) REFERENCES admin(id),</text:p>
      <text:p text:style-name="P126"><text:s text:c="4"/>CONSTRAINT FOREIGN KEY (buyer_id) REFERENCES buyer(id),</text:p>
      <text:p text:style-name="P127"><text:s text:c="4"/>CONSTRAINT FOREIGN KEY (supplier_id) REFERENCES supplier(id),</text:p>
      <text:p text:style-name="P128"><text:s text:c="4"/>CONSTRAINT FOREIGN KEY (review_id) REFERENCES review(id)</text:p>
      <text:p text:style-name="P129"><text:s text:c="4"/>);</text:p>
      <text:p text:style-name="P130"/>
      <text:p text:style-name="P131"/>
      <text:p text:style-name="P132">CREATE TABLE order_details (</text:p>
      <text:p text:style-name="P133"><text:s text:c="4"/>id INT UNSIGNED AUTO_INCREMENT PRIMARY KEY,</text:p>
      <text:p text:style-name="P134"><text:s text:c="4"/>quantity SMALLINT UNSIGNED NOT NULL,</text:p>
      <text:p text:style-name="P135"><text:s text:c="4"/>product_id INT UNSIGNED NOT NULL,</text:p>
      <text:p text:style-name="P136"><text:s text:c="4"/>order_id INT UNSIGNED NOT NULL,</text:p>
      <text:p text:style-name="P137"><text:s text:c="4"/>CONSTRAINT FOREIGN KEY (product_id) REFERENCES product(id),</text:p>
      <text:p text:style-name="P138"><text:s text:c="4"/>CONSTRAINT FOREIGN KEY (order_id) REFERENCES orders(id)</text:p>
      <text:p text:style-name="Normal"><text:span text:style-name="T139"><text:s text:c="4"/>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ra Gjosheva</meta:initial-creator>
    <dc:creator>Sara Gjosheva</dc:creator>
    <meta:creation-date>2024-09-17T01:53:00Z</meta:creation-date>
    <dc:date>2024-09-17T02:55:00Z</dc:date>
    <meta:template xlink:href="Normal" xlink:type="simple"/>
    <meta:editing-cycles>1</meta:editing-cycles>
    <meta:editing-duration>PT0S</meta:editing-duration>
    <meta:document-statistic meta:page-count="5" meta:paragraph-count="8" meta:word-count="611" meta:character-count="4086" meta:row-count="29" meta:non-whitespace-character-count="3483"/>
  </office:meta>
</office:document-meta>
</file>